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Standard">
      <style:text-properties fo:font-size="10pt" officeooo:rsid="001253ff" officeooo:paragraph-rsid="001253ff" style:font-size-asian="10pt" style:font-size-complex="10pt"/>
    </style:style>
    <style:style style:name="P2" style:family="paragraph" style:parent-style-name="Standard">
      <style:text-properties fo:font-size="10pt" officeooo:rsid="00176acf" officeooo:paragraph-rsid="00176acf" style:font-size-asian="10pt" style:font-size-complex="10pt"/>
    </style:style>
    <style:style style:name="P3" style:family="paragraph" style:parent-style-name="Standard">
      <style:text-properties fo:font-size="10pt" officeooo:rsid="00136fba" officeooo:paragraph-rsid="00136fba" style:font-size-asian="10pt" style:font-size-complex="10pt"/>
    </style:style>
    <style:style style:name="P4" style:family="paragraph" style:parent-style-name="Standard">
      <style:text-properties fo:font-size="10pt" officeooo:rsid="0015ff4a" officeooo:paragraph-rsid="0015ff4a" style:font-size-asian="10pt" style:font-size-complex="10pt"/>
    </style:style>
    <style:style style:name="P5" style:family="paragraph" style:parent-style-name="Standard">
      <style:text-properties fo:font-size="10pt" officeooo:rsid="00177903" officeooo:paragraph-rsid="00177903" style:font-size-asian="10pt" style:font-size-complex="10pt"/>
    </style:style>
    <style:style style:name="T1" style:family="text">
      <style:text-properties officeooo:rsid="00177903"/>
    </style:style>
    <style:style style:name="T2" style:family="text">
      <style:text-properties officeooo:rsid="0015ff4a"/>
    </style:style>
    <style:style style:name="T3" style:family="text">
      <style:text-properties officeooo:rsid="00195de3"/>
    </style:style>
    <style:style style:name="T4" style:family="text">
      <style:text-properties officeooo:rsid="00176a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t: Miłość jako siła ocalająca przed złem, ale niekiedy wobec niego bezsilna </text:p>
      <text:p text:style-name="P1">w pracy odwołaj się do:</text:p>
      <text:p text:style-name="P1">- Lektury obowiązkowe (jedna z pośród: Z<text:span text:style-name="T1">brodnia i</text:span> K<text:span text:style-name="T1">ara</text:span>, P<text:span text:style-name="T1">otop</text:span>, L<text:span text:style-name="T1">alka</text:span>)</text:p>
      <text:p text:style-name="P1">- innego utworu lit.</text:p>
      <text:p text:style-name="P1">- wybranych kontekstów</text:p>
      <text:p text:style-name="P1"/>
      <text:p text:style-name="P1">Odwołanie do “Lalki” Bolesława Prusa <text:s/>i “Nic mnie nie złamie” Dawida Gogginsa</text:p>
      <text:p text:style-name="P1">Koncepcja: Wokulski, który chce popełnić wielokrotnie samobujstwo przez Izabelę Łędzką. </text:p>
      <text:p text:style-name="P1">Miłość jako siła ocalająca, Wokulski myśląc o Izabeli pomnożył swój majątek wielokrotnie pomimo że nie musiał.</text:p>
      <text:p text:style-name="P1">Nic mnie nie złamie, miłość jako siła ocalająca. Jedynym powódem dla którego bohater osiągnął swoje cele była miłość mamy która dodawała mu sił gdy był bity przez ojca.</text:p>
      <text:p text:style-name="P1">Miłość jako siła destrukcyjna, poprzez swoją dziewczynę chwilowo porzucił marzenie o dołączeniu do wojska, po zerwaniu dostał się do szczebli dowodzących w wojsku.</text:p>
      <text:p text:style-name="P2">Dla łatwiejszego zakończenia, wniosków oraz uniknięcia zbyt dużego rozpisywania się ominę zakończenie książki, w którym nie ma już nic związanego z tematem wypracowania. </text:p>
      <text:p text:style-name="P1"/>
      <text:p text:style-name="P1"/>
      <text:p text:style-name="P3"><text:tab/>Miłość jest siłą destrukcyjną ale i zarazem <text:s/>siłą motywującą w życiu. Miłość powinna motywować nas do walczenia o dobro swoje i swoich najbliższych, lecz nie zawsze tak to się kończy. W dużej ilości przypadków nieudana miłość powoduje zatracenie siebie swoich celów a nawet chęć samob<text:span text:style-name="T2">ó</text:span>jstwa. Najczęściej miłość ma różne oblicza na osi czasu, na początku nas motywuje, poczym nas demotywuje i zniechęca. </text:p>
      <text:p text:style-name="P2">(62 sł<text:span text:style-name="T3">owa</text:span>)</text:p>
      <text:p text:style-name="P3"><text:tab/>Przykładem na to że miłość ma różne oblicza jest związek pomiędzy Wokulskim a Izabelą Łędzką z lektury pt: “Lalka”. <text:s/>Wokulski mając majątek po swojej zmarłej żonie który pozwolił by mu nie pracować do końca życia, i tak postanawia wyruszyć na wojnę jako handlowiec aby pomnożyć swój majątek, ponieważ zakochał się w Izabeli. <text:span text:style-name="T2">Bohater poświęcił wiele czasu i włożył bardzo dużo zaangarzowania, po to by zdobyć Izabelę, a ona na początku go odrzucała. Powodowało to że on coraz bardziej się starał o jej względy podwyższaniem swojej pozycji społecznej. W pewnym momęcie Wokulski planował popełnić samobójstwo, przed którym uratował go jego kierowca. Na końcu lektóry Wokulski planuje kolejny raz popełnić samobójstwo przez Łędzką, lecz nie wiemy co się dalej z nim stało. Pokazuje nam to, że pomimo motywacyjnen siły miłości potrafi ona być bardzo destrukcyjna, nawet doporwadzić do skrajnie nierozsądnych decyzji. </text:span></text:p>
      <text:p text:style-name="P2">(139 + 62 = 201 słów)</text:p>
      <text:p text:style-name="P4"><text:tab/>W książce “Nic mnie nie złamie” autorstwa Dawida Gogginsa, główny bohater, Dawid Goggins ma bardzo trudne dzieciństwo. Podczas gdy miał myśli, żeby uciec z domu przez ojca który go prawie codziennie bije, otrzymywał duże wsparcie od swojej mamy. Miłość ta miała wielką moc motywacji do walczenia o swoje prawa oraz marzenia, którymi było dołączenie do wojska. W późniejszych latach swojego życia Dawid bardzo mocno starał się aby dołączyć do wojska w czym na początku pomagała mu jego dziewczyna. Potem zaczął poświęcać znacznie więkrzą część czasu na ćwiczenie oraz uczenie się, co przeszkadzało jego partnerce. Ostatecznie Jego dziewczyna go opuściła, co spowodowało <text:span text:style-name="T4">załamanie psychiczne bohatera i zaprzestanie nauki. Dawid nie mógł się pozbierać przez 3 lata, w które przytył 100kg co nie kwalifikowało go już na zdolnego do służby wojskowej. </text:span></text:p>
      <text:p text:style-name="P2">(129 + 201 = 330 słów)</text:p>
      <text:p text:style-name="P4"><text:tab/><text:span text:style-name="T4">Podsumowując miłość może być siłą zmienną, która motywuje oraz potrafi zniszczyć człowieka. Miłość może być zmienną siłą, nawet kilka razy dla jednej osoby. Przykładem tego jest Wokulski który najpierw był zmotywowany przez miłość do Łędzkiej, poczym chciał popełnić samobójstwo, a następnie znowu z nią był, przez co był zmotywowany do dalszego dążenia do celu, a na końcu ponownie planuje popełnić samobujstwo. Miłość może być także stała lub zmienna tylko raz. Przykładem tego jest Dawid Goggins który niezmiennie przez całe życie jest pchany do przodu przez siłę miłości od swojej mamy. </text:span><text:span text:style-name="T1">Pokazuje nam on również że siła miłości może się tylko raz zmienić, na przykładzie swojej dziewczyny która na początku go wspierała w dążeniu do swoich celów, poczym spowodowała zawieszenie planów karierowych Dawida. </text:span></text:p>
      <text:p text:style-name="P5">(122 + 330 = 452 słow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4T08:59:42.760650954</meta:creation-date>
    <dc:date>2025-04-24T10:00:26.880428562</dc:date>
    <meta:editing-duration>PT5M54S</meta:editing-duration>
    <meta:editing-cycles>3</meta:editing-cycles>
    <meta:generator>LibreOffice/24.8.2.1$Linux_X86_64 LibreOffice_project/480$Build-1</meta:generator>
    <meta:document-statistic meta:table-count="0" meta:image-count="0" meta:object-count="0" meta:page-count="1" meta:paragraph-count="19" meta:word-count="619" meta:character-count="4041" meta:non-whitespace-character-count="3426"/>
  </office:meta>
</office:document-meta>
</file>